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29fcf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cm" svg:stroke-color="#3465a4" draw:stroke-linejoin="round" svg:stroke-linecap="butt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674cm" fo:min-width="0.3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675cm" fo:min-width="0.2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674cm" fo:min-width="0.4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9cm" fo:min-width="0.2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674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674cm" fo:min-width="1.1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674cm" fo:min-width="0.6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675cm" fo:min-width="0.3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674cm" fo:min-width="0.2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9cm" fo:min-width="0.18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712cm" fo:min-width="1.6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778cm" fo:min-width="0.49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674cm" fo:min-width="0.4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675cm" fo:min-width="0.4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9cm" fo:min-width="0.1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675cm" fo:min-width="0.1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91cm" fo:min-width="0.18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102cm" svg:stroke-color="#faa61a" draw:marker-start-width="0.509cm" draw:marker-end-width="0.509cm" draw:fill="none" draw:textarea-horizontal-align="justify" draw:textarea-vertical-align="middle" draw:auto-grow-height="false" fo:min-height="1.822cm" fo:min-width="0.894cm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203cm" svg:stroke-color="#faa61a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svg:stroke-width="0.102cm" svg:stroke-color="#faa61a" draw:marker-start-width="0.509cm" draw:marker-end-width="0.509cm" draw:fill="none" draw:textarea-horizontal-align="justify" draw:textarea-vertical-align="middle" draw:auto-grow-height="false" fo:min-height="1.822cm" fo:min-width="0.893cm" fo:padding-top="0.176cm" fo:padding-bottom="0.176cm" fo:padding-left="0.301cm" fo:padding-right="0.301cm"/>
    </style:style>
    <style:style style:name="gr28" style:family="graphic" style:parent-style-name="standard">
      <style:graphic-properties svg:stroke-width="0.102cm" svg:stroke-color="#faa61a" draw:marker-start-width="0.509cm" draw:marker-end-width="0.509cm" draw:fill="none" draw:textarea-horizontal-align="justify" draw:textarea-vertical-align="middle" draw:auto-grow-height="false" fo:min-height="1.822cm" fo:min-width="0.895cm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  <style:paragraph-properties style:writing-mode="lr-tb"/>
    </style:style>
    <style:style style:name="gr30" style:family="graphic" style:parent-style-name="standard">
      <style:graphic-properties draw:stroke="none" draw:fill="none" fo:min-height="0.3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32" style:family="graphic" style:parent-style-name="standard">
      <style:graphic-properties draw:stroke="none" draw:fill="none" fo:min-height="0.76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aa61a"/>
    </style:style>
    <style:style style:name="P9" style:family="paragraph">
      <loext:graphic-properties draw:fill="none"/>
      <style:text-properties fo:color="#faa61a"/>
    </style:style>
    <style:style style:name="T1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T3" style:family="text">
      <style:text-properties fo:color="#faa61a"/>
    </style:style>
    <style:style style:name="T4" style:family="text">
      <style:text-properties fo:color="#faa61a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37cm" svg:height="0.521cm" svg:x="5.112cm" svg:y="0.784cm" svg:viewBox="0 0 1538 522" draw:points="770,522 0,522 0,0 1538,0 1538,522">
          <text:p/>
        </draw:polygon>
        <draw:polygon draw:style-name="gr2" draw:text-style-name="P2" draw:layer="layout" svg:width="1.537cm" svg:height="0.521cm" svg:x="5.112cm" svg:y="0.784cm" svg:viewBox="0 0 1538 522" draw:points="770,522 0,522 0,0 1538,0 1538,522">
          <text:p/>
        </draw:polygon>
        <draw:polygon draw:style-name="gr3" draw:text-style-name="P1" draw:layer="layout" svg:width="1.537cm" svg:height="0.521cm" svg:x="9.519cm" svg:y="0.784cm" svg:viewBox="0 0 1538 522" draw:points="770,522 0,522 0,0 1538,0 1538,522">
          <text:p/>
        </draw:polygon>
        <draw:polygon draw:style-name="gr2" draw:text-style-name="P2" draw:layer="layout" svg:width="1.537cm" svg:height="0.521cm" svg:x="9.519cm" svg:y="0.784cm" svg:viewBox="0 0 1538 522" draw:points="770,522 0,522 0,0 1538,0 1538,522">
          <text:p/>
        </draw:polygon>
        <draw:polygon draw:style-name="gr3" draw:text-style-name="P1" draw:layer="layout" svg:width="1.537cm" svg:height="0.521cm" svg:x="5.112cm" svg:y="4.478cm" svg:viewBox="0 0 1538 522" draw:points="770,522 0,522 0,0 1538,0 1538,522">
          <text:p/>
        </draw:polygon>
        <draw:polygon draw:style-name="gr2" draw:text-style-name="P2" draw:layer="layout" svg:width="1.537cm" svg:height="0.521cm" svg:x="5.112cm" svg:y="4.478cm" svg:viewBox="0 0 1538 522" draw:points="770,522 0,522 0,0 1538,0 1538,522">
          <text:p/>
        </draw:polygon>
        <draw:polygon draw:style-name="gr3" draw:text-style-name="P1" draw:layer="layout" svg:width="1.537cm" svg:height="0.521cm" svg:x="9.61cm" svg:y="4.478cm" svg:viewBox="0 0 1538 522" draw:points="770,522 0,522 0,0 1538,0 1538,522">
          <text:p/>
        </draw:polygon>
        <draw:polygon draw:style-name="gr2" draw:text-style-name="P2" draw:layer="layout" svg:width="1.537cm" svg:height="0.521cm" svg:x="9.61cm" svg:y="4.478cm" svg:viewBox="0 0 1538 522" draw:points="770,522 0,522 0,0 1538,0 1538,522">
          <text:p/>
        </draw:polygon>
        <draw:polygon draw:style-name="gr3" draw:text-style-name="P1" draw:layer="layout" svg:width="0.505cm" svg:height="1.586cm" svg:x="7.928cm" svg:y="2.055cm" svg:viewBox="0 0 506 1587" draw:points="506,794 506,1587 0,1587 0,0 506,0">
          <text:p/>
        </draw:polygon>
        <draw:polygon draw:style-name="gr2" draw:text-style-name="P2" draw:layer="layout" svg:width="0.505cm" svg:height="1.586cm" svg:x="7.928cm" svg:y="2.055cm" svg:viewBox="0 0 506 1587" draw:points="506,794 506,1587 0,1587 0,0 506,0">
          <text:p/>
        </draw:polygon>
        <draw:polyline draw:style-name="gr4" draw:text-style-name="P3" draw:layer="layout" svg:width="1.518cm" svg:height="1.01cm" svg:x="3.594cm" svg:y="1.045cm" svg:viewBox="0 0 1519 1011" draw:points="1519,0 0,0 0,1011">
          <text:p/>
        </draw:polyline>
        <draw:polyline draw:style-name="gr4" draw:text-style-name="P3" draw:layer="layout" svg:width="1.518cm" svg:height="0.937cm" svg:x="3.594cm" svg:y="3.802cm" svg:viewBox="0 0 1519 938" draw:points="0,0 0,938 1519,938">
          <text:p/>
        </draw:polyline>
        <draw:polyline draw:style-name="gr4" draw:text-style-name="P3" draw:layer="layout" svg:width="4.184cm" svg:height="1.405cm" svg:x="8.174cm" svg:y="7.525cm" svg:viewBox="0 0 4185 1406" draw:points="4185,0 4185,1406 0,1406 0,403">
          <text:p/>
        </draw:polyline>
        <draw:polyline draw:style-name="gr4" draw:text-style-name="P3" draw:layer="layout" svg:width="2.96cm" svg:height="1.097cm" svg:x="6.651cm" svg:y="3.642cm" svg:viewBox="0 0 2961 1098" draw:points="0,1098 2961,1098 1531,1098 1531,0">
          <text:p/>
        </draw:polyline>
        <draw:polyline draw:style-name="gr4" draw:text-style-name="P3" draw:layer="layout" svg:width="1.338cm" svg:height="1.009cm" svg:x="8.182cm" svg:y="1.045cm" svg:viewBox="0 0 1339 1010" draw:points="1339,0 0,0 0,1010">
          <text:p/>
        </draw:polyline>
        <draw:path draw:style-name="gr3" draw:text-style-name="P1" draw:layer="layout" svg:width="1.691cm" svg:height="1.746cm" svg:x="2.748cm" svg:y="2.055cm" svg:viewBox="0 0 1692 1747" svg:d="M846 0c479 0 845 378 845 872 0 495-366 874-845 874-480 0-846-379-846-874 0-494 366-872 846-872zM0 0zM1692 1747z">
          <text:p/>
        </draw:path>
        <draw:path draw:style-name="gr2" draw:text-style-name="P2" draw:layer="layout" svg:width="1.69cm" svg:height="1.745cm" svg:x="2.748cm" svg:y="2.055cm" svg:viewBox="0 0 1691 1746" svg:d="M846 0c479 0 845 378 845 872 0 495-366 874-845 874-480 0-846-379-846-874 0-494 366-872 846-872z">
          <text:p/>
        </draw:path>
        <draw:polygon draw:style-name="gr2" draw:text-style-name="P2" draw:layer="layout" svg:width="0cm" svg:height="0cm" svg:x="2.748cm" svg:y="2.055cm" svg:viewBox="0 0 0 0" draw:points="0,0">
          <text:p/>
        </draw:polygon>
        <draw:polygon draw:style-name="gr2" draw:text-style-name="P2" draw:layer="layout" svg:width="0cm" svg:height="0cm" svg:x="4.44cm" svg:y="3.802cm" svg:viewBox="0 0 0 0" draw:points="0,0">
          <text:p/>
        </draw:polygon>
        <draw:frame draw:style-name="gr5" draw:text-style-name="P4" draw:layer="layout" svg:width="0.375cm" svg:height="0.712cm" svg:x="3.423cm" svg:y="2.256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3.496cm" svg:y="2.929cm">
          <draw:text-box>
            <text:p><text:span text:style-name="T1">-</text:span></text:p>
          </draw:text-box>
        </draw:frame>
        <draw:path draw:style-name="gr3" draw:text-style-name="P1" draw:layer="layout" svg:width="1.691cm" svg:height="1.746cm" svg:x="11.512cm" svg:y="5.779cm" svg:viewBox="0 0 1692 1747" svg:d="M846 1747c479 0 845-378 845-873 0-494-366-873-845-873-480 0-846 379-846 873 0 495 366 873 846 873zM0 1747zM1692 0z">
          <text:p/>
        </draw:path>
        <draw:path draw:style-name="gr2" draw:text-style-name="P2" draw:layer="layout" svg:width="1.69cm" svg:height="1.745cm" svg:x="11.512cm" svg:y="5.78cm" svg:viewBox="0 0 1691 1746" svg:d="M846 1746c479 0 845-378 845-873 0-494-366-873-845-873-480 0-846 379-846 873 0 495 366 873 846 873z">
          <text:p/>
        </draw:path>
        <draw:polygon draw:style-name="gr2" draw:text-style-name="P2" draw:layer="layout" svg:width="0cm" svg:height="0cm" svg:x="11.512cm" svg:y="7.525cm" svg:viewBox="0 0 0 0" draw:points="0,0">
          <text:p/>
        </draw:polygon>
        <draw:polygon draw:style-name="gr2" draw:text-style-name="P2" draw:layer="layout" svg:width="0cm" svg:height="0cm" svg:x="13.204cm" svg:y="5.779cm" svg:viewBox="0 0 0 0" draw:points="0,0">
          <text:p/>
        </draw:polygon>
        <draw:line draw:style-name="gr7" draw:text-style-name="P3" draw:layer="layout" svg:x1="12.358cm" svg:y1="7.232cm" svg:x2="12.358cm" svg:y2="6.441cm">
          <text:p/>
        </draw:line>
        <draw:polygon draw:style-name="gr8" draw:text-style-name="P5" draw:layer="layout" svg:width="0.274cm" svg:height="0.425cm" svg:x="12.22cm" svg:y="6.033cm" svg:viewBox="0 0 275 426" draw:points="138,0 0,426 275,426">
          <text:p/>
        </draw:polygon>
        <draw:frame draw:style-name="gr9" draw:text-style-name="P4" draw:layer="layout" svg:width="0.425cm" svg:height="0.712cm" svg:x="1.736cm" svg:y="2.475cm">
          <draw:text-box>
            <text:p><text:span text:style-name="T1">V</text:span></text:p>
          </draw:text-box>
        </draw:frame>
        <draw:frame draw:style-name="gr10" draw:text-style-name="P6" draw:layer="layout" svg:width="0.205cm" svg:height="0.412cm" svg:x="2.158cm" svg:y="2.903cm">
          <draw:text-box>
            <text:p><text:span text:style-name="T2">a</text:span></text:p>
          </draw:text-box>
        </draw:frame>
        <draw:frame draw:style-name="gr11" draw:text-style-name="P4" draw:layer="layout" svg:width="0.18cm" svg:height="0.712cm" svg:x="13.198cm" svg:y="3.372cm">
          <draw:text-box>
            <text:p><text:span text:style-name="T1">I</text:span></text:p>
          </draw:text-box>
        </draw:frame>
        <draw:frame draw:style-name="gr10" draw:text-style-name="P6" draw:layer="layout" svg:width="0.205cm" svg:height="0.412cm" svg:x="13.361cm" svg:y="3.8cm">
          <draw:text-box>
            <text:p><text:span text:style-name="T2">b</text:span></text:p>
          </draw:text-box>
        </draw:frame>
        <draw:frame draw:style-name="gr12" draw:text-style-name="P4" draw:layer="layout" svg:width="1.154cm" svg:height="0.712cm" svg:x="13.548cm" svg:y="3.372cm">
          <draw:text-box>
            <text:p><text:span text:style-name="T1"><text:s/></text:span><text:span text:style-name="T1">= K</text:span></text:p>
          </draw:text-box>
        </draw:frame>
        <draw:frame draw:style-name="gr10" draw:text-style-name="P6" draw:layer="layout" svg:width="0.205cm" svg:height="0.412cm" svg:x="14.697cm" svg:y="3.8cm">
          <draw:text-box>
            <text:p><text:span text:style-name="T2">b</text:span></text:p>
          </draw:text-box>
        </draw:frame>
        <draw:frame draw:style-name="gr13" draw:text-style-name="P4" draw:layer="layout" svg:width="0.603cm" svg:height="0.712cm" svg:x="14.792cm" svg:y="3.372cm">
          <draw:text-box>
            <text:p><text:span text:style-name="T1"><text:s/></text:span><text:span text:style-name="T1">V</text:span></text:p>
          </draw:text-box>
        </draw:frame>
        <draw:frame draw:style-name="gr10" draw:text-style-name="P6" draw:layer="layout" svg:width="0.205cm" svg:height="0.412cm" svg:x="15.343cm" svg:y="3.8cm">
          <draw:text-box>
            <text:p><text:span text:style-name="T2">b</text:span></text:p>
          </draw:text-box>
        </draw:frame>
        <draw:path draw:style-name="gr14" draw:text-style-name="P1" draw:layer="layout" svg:width="1.977cm" svg:height="2.437cm" svg:x="11.356cm" svg:y="1.666cm" svg:viewBox="0 0 1978 2438" svg:d="M989 0l989 1219-989 1219-989-1219zM0 0zM1978 2438z">
          <text:p/>
        </draw:path>
        <draw:polygon draw:style-name="gr2" draw:text-style-name="P2" draw:layer="layout" svg:width="1.977cm" svg:height="2.437cm" svg:x="11.356cm" svg:y="1.666cm" svg:viewBox="0 0 1978 2438" draw:points="989,0 1978,1219 989,2438 0,1219">
          <text:p/>
        </draw:polygon>
        <draw:polygon draw:style-name="gr2" draw:text-style-name="P2" draw:layer="layout" svg:width="0cm" svg:height="0cm" svg:x="11.356cm" svg:y="1.666cm" svg:viewBox="0 0 0 0" draw:points="0,0">
          <text:p/>
        </draw:polygon>
        <draw:polygon draw:style-name="gr2" draw:text-style-name="P2" draw:layer="layout" svg:width="0cm" svg:height="0cm" svg:x="13.334cm" svg:y="4.104cm" svg:viewBox="0 0 0 0" draw:points="0,0">
          <text:p/>
        </draw:polygon>
        <draw:line draw:style-name="gr7" draw:text-style-name="P3" draw:layer="layout" svg:x1="12.343cm" svg:y1="2.646cm" svg:x2="12.343cm" svg:y2="3.572cm">
          <text:p/>
        </draw:line>
        <draw:polygon draw:style-name="gr8" draw:text-style-name="P5" draw:layer="layout" svg:width="0.183cm" svg:height="0.283cm" svg:x="12.251cm" svg:y="2.374cm" svg:viewBox="0 0 184 284" draw:points="92,0 0,284 184,284">
          <text:p/>
        </draw:polygon>
        <draw:path draw:style-name="gr14" draw:text-style-name="P1" draw:layer="layout" svg:width="1.977cm" svg:height="2.437cm" svg:x="7.184cm" svg:y="5.49cm" svg:viewBox="0 0 1978 2438" svg:d="M989 0l989 1219-989 1219-989-1219zM0 0zM1978 2438z">
          <text:p/>
        </draw:path>
        <draw:polygon draw:style-name="gr2" draw:text-style-name="P2" draw:layer="layout" svg:width="1.977cm" svg:height="2.437cm" svg:x="7.184cm" svg:y="5.49cm" svg:viewBox="0 0 1978 2438" draw:points="989,0 1978,1219 989,2438 0,1219">
          <text:p/>
        </draw:polygon>
        <draw:polygon draw:style-name="gr2" draw:text-style-name="P2" draw:layer="layout" svg:width="0cm" svg:height="0cm" svg:x="7.184cm" svg:y="5.49cm" svg:viewBox="0 0 0 0" draw:points="0,0">
          <text:p/>
        </draw:polygon>
        <draw:polygon draw:style-name="gr2" draw:text-style-name="P2" draw:layer="layout" svg:width="0cm" svg:height="0cm" svg:x="9.161cm" svg:y="7.928cm" svg:viewBox="0 0 0 0" draw:points="0,0">
          <text:p/>
        </draw:polygon>
        <draw:frame draw:style-name="gr15" draw:text-style-name="P4" draw:layer="layout" svg:width="0.375cm" svg:height="0.712cm" svg:x="8.002cm" svg:y="6.036cm">
          <draw:text-box>
            <text:p><text:span text:style-name="T1">+</text:span></text:p>
          </draw:text-box>
        </draw:frame>
        <draw:frame draw:style-name="gr16" draw:text-style-name="P4" draw:layer="layout" svg:width="0.214cm" svg:height="0.712cm" svg:x="8.076cm" svg:y="6.71cm">
          <draw:text-box>
            <text:p><text:span text:style-name="T1">-</text:span></text:p>
          </draw:text-box>
        </draw:frame>
        <draw:frame draw:style-name="gr9" draw:text-style-name="P4" draw:layer="layout" svg:width="0.425cm" svg:height="0.712cm" svg:x="7.492cm" svg:y="7.894cm">
          <draw:text-box>
            <text:p><text:span text:style-name="T1">V</text:span></text:p>
          </draw:text-box>
        </draw:frame>
        <draw:frame draw:style-name="gr17" draw:text-style-name="P6" draw:layer="layout" svg:width="0.188cm" svg:height="0.412cm" svg:x="7.799cm" svg:y="8.232cm">
          <draw:text-box>
            <text:p><text:span text:style-name="T2">c</text:span></text:p>
          </draw:text-box>
        </draw:frame>
        <draw:frame draw:style-name="gr18" draw:text-style-name="P4" draw:layer="layout" svg:width="1.687cm" svg:height="0.712cm" svg:x="7.794cm" svg:y="7.894cm">
          <draw:text-box>
            <text:p><text:span text:style-name="T1"><text:s/></text:span><text:span text:style-name="T1">= K <text:s text:c="2"/></text:span></text:p>
          </draw:text-box>
        </draw:frame>
        <draw:frame draw:style-name="gr17" draw:text-style-name="P6" draw:layer="layout" svg:width="0.188cm" svg:height="0.412cm" svg:x="8.935cm" svg:y="8.275cm">
          <draw:text-box>
            <text:p><text:span text:style-name="T2">c</text:span></text:p>
          </draw:text-box>
        </draw:frame>
        <draw:frame draw:style-name="gr19" draw:text-style-name="P4" draw:layer="layout" svg:width="0.492cm" svg:height="0.778cm" svg:x="8.982cm" svg:y="7.899cm">
          <draw:text-box>
            <text:p><text:span text:style-name="T1"><text:s/></text:span><text:span text:style-name="T1">I</text:span></text:p>
          </draw:text-box>
        </draw:frame>
        <draw:frame draw:style-name="gr17" draw:text-style-name="P6" draw:layer="layout" svg:width="0.188cm" svg:height="0.412cm" svg:x="9.334cm" svg:y="8.264cm">
          <draw:text-box>
            <text:p><text:span text:style-name="T2">c</text:span></text:p>
          </draw:text-box>
        </draw:frame>
        <draw:frame draw:style-name="gr11" draw:text-style-name="P4" draw:layer="layout" svg:width="0.18cm" svg:height="0.712cm" svg:x="11.004cm" svg:y="7.656cm">
          <draw:text-box>
            <text:p><text:span text:style-name="T1"><text:s/></text:span></text:p>
          </draw:text-box>
        </draw:frame>
        <draw:polyline draw:style-name="gr4" draw:text-style-name="P3" draw:layer="layout" svg:width="1.522cm" svg:height="0.751cm" svg:x="6.651cm" svg:y="4.739cm" svg:viewBox="0 0 1523 752" draw:points="0,0 1523,0 1523,752">
          <text:p/>
        </draw:polyline>
        <draw:polyline draw:style-name="gr4" draw:text-style-name="P3" draw:layer="layout" svg:width="1.53cm" svg:height="1.009cm" svg:x="6.651cm" svg:y="1.045cm" svg:viewBox="0 0 1531 1010" draw:points="0,0 1531,0 1531,1010">
          <text:p/>
        </draw:polyline>
        <draw:polyline draw:style-name="gr4" draw:text-style-name="P3" draw:layer="layout" svg:width="1.207cm" svg:height="1.04cm" svg:x="11.149cm" svg:y="4.739cm" svg:viewBox="0 0 1208 1041" draw:points="0,0 1208,0 1208,1041">
          <text:p/>
        </draw:polyline>
        <draw:polyline draw:style-name="gr4" draw:text-style-name="P3" draw:layer="layout" svg:width="1.286cm" svg:height="0.62cm" svg:x="11.058cm" svg:y="1.045cm" svg:viewBox="0 0 1287 621" draw:points="0,0 1287,0 1287,621">
          <text:p/>
        </draw:polyline>
        <draw:polyline draw:style-name="gr4" draw:text-style-name="P3" draw:layer="layout" svg:width="0.012cm" svg:height="1.676cm" svg:x="12.345cm" svg:y="4.104cm" svg:viewBox="0 0 13 1677" draw:points="0,0 0,838 13,838 13,1677">
          <text:p/>
        </draw:polyline>
        <draw:polygon draw:style-name="gr3" draw:text-style-name="P1" draw:layer="layout" svg:width="0.505cm" svg:height="1.586cm" svg:x="3.336cm" svg:y="5.843cm" svg:viewBox="0 0 506 1587" draw:points="506,794 506,1587 0,1587 0,0 506,0">
          <text:p/>
        </draw:polygon>
        <draw:polygon draw:style-name="gr2" draw:text-style-name="P2" draw:layer="layout" svg:width="0.505cm" svg:height="1.586cm" svg:x="3.336cm" svg:y="5.843cm" svg:viewBox="0 0 506 1587" draw:points="506,794 506,1587 0,1587 0,0 506,0">
          <text:p/>
        </draw:polygon>
        <draw:polyline draw:style-name="gr4" draw:text-style-name="P3" draw:layer="layout" svg:width="0.333cm" svg:height="0.979cm" svg:x="7.84cm" svg:y="7.928cm" svg:viewBox="0 0 334 980" draw:points="0,980 0,980 334,980 334,0">
          <text:p/>
        </draw:polyline>
        <draw:polyline draw:style-name="gr4" draw:text-style-name="P3" draw:layer="layout" svg:width="1.522cm" svg:height="1.103cm" svg:x="3.589cm" svg:y="4.739cm" svg:viewBox="0 0 1523 1104" draw:points="0,1104 0,0 1523,0">
          <text:p/>
        </draw:polyline>
        <draw:polyline draw:style-name="gr4" draw:text-style-name="P3" draw:layer="layout" svg:width="4.25cm" svg:height="1.478cm" svg:x="3.589cm" svg:y="7.43cm" svg:viewBox="0 0 4251 1479" draw:points="0,0 0,1479 4251,1479">
          <text:p/>
        </draw:polyline>
        <draw:frame draw:style-name="gr11" draw:text-style-name="P4" draw:layer="layout" svg:width="0.18cm" svg:height="0.712cm" svg:x="13.473cm" svg:y="7.065cm">
          <draw:text-box>
            <text:p><text:span text:style-name="T1">I</text:span></text:p>
          </draw:text-box>
        </draw:frame>
        <draw:frame draw:style-name="gr10" draw:text-style-name="P6" draw:layer="layout" svg:width="0.205cm" svg:height="0.412cm" svg:x="13.637cm" svg:y="7.493cm">
          <draw:text-box>
            <text:p><text:span text:style-name="T2">d</text:span></text:p>
          </draw:text-box>
        </draw:frame>
        <draw:frame draw:style-name="gr20" draw:text-style-name="P4" draw:layer="layout" svg:width="0.459cm" svg:height="0.712cm" svg:x="5.624cm" svg:y="-0.078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6.046cm" svg:y="0.305cm">
          <draw:text-box>
            <text:p><text:span text:style-name="T2">1</text:span></text:p>
          </draw:text-box>
        </draw:frame>
        <draw:frame draw:style-name="gr20" draw:text-style-name="P4" draw:layer="layout" svg:width="0.459cm" svg:height="0.712cm" svg:x="9.367cm" svg:y="4.999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9.788cm" svg:y="5.39cm">
          <draw:text-box>
            <text:p><text:span text:style-name="T2">5</text:span></text:p>
          </draw:text-box>
        </draw:frame>
        <draw:frame draw:style-name="gr20" draw:text-style-name="P4" draw:layer="layout" svg:width="0.459cm" svg:height="0.712cm" svg:x="5.615cm" svg:y="4.999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6.034cm" svg:y="5.383cm">
          <draw:text-box>
            <text:p><text:span text:style-name="T2">4</text:span></text:p>
          </draw:text-box>
        </draw:frame>
        <draw:frame draw:style-name="gr20" draw:text-style-name="P4" draw:layer="layout" svg:width="0.459cm" svg:height="0.712cm" svg:x="8.517cm" svg:y="2.58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8.937cm" svg:y="3.008cm">
          <draw:text-box>
            <text:p><text:span text:style-name="T2">3</text:span></text:p>
          </draw:text-box>
        </draw:frame>
        <draw:frame draw:style-name="gr20" draw:text-style-name="P4" draw:layer="layout" svg:width="0.459cm" svg:height="0.712cm" svg:x="9.887cm" svg:y="-0.042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10.308cm" svg:y="0.242cm">
          <draw:text-box>
            <text:p><text:span text:style-name="T2">2</text:span></text:p>
          </draw:text-box>
        </draw:frame>
        <draw:frame draw:style-name="gr21" draw:text-style-name="P4" draw:layer="layout" svg:width="0.459cm" svg:height="0.712cm" svg:x="1.244cm" svg:y="6.193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1.664cm" svg:y="6.622cm">
          <draw:text-box>
            <text:p><text:span text:style-name="T2">7</text:span></text:p>
          </draw:text-box>
        </draw:frame>
        <draw:frame draw:style-name="gr15" draw:text-style-name="P4" draw:layer="layout" svg:width="0.375cm" svg:height="0.712cm" svg:x="1.851cm" svg:y="6.193cm">
          <draw:text-box>
            <text:p><text:span text:style-name="T1">+</text:span></text:p>
          </draw:text-box>
        </draw:frame>
        <draw:frame draw:style-name="gr22" draw:text-style-name="P6" draw:layer="layout" svg:width="0.104cm" svg:height="0.412cm" svg:x="2.192cm" svg:y="6.622cm">
          <draw:text-box>
            <text:p><text:span text:style-name="T2"><text:s/></text:span></text:p>
          </draw:text-box>
        </draw:frame>
        <draw:frame draw:style-name="gr21" draw:text-style-name="P4" draw:layer="layout" svg:width="0.459cm" svg:height="0.712cm" svg:x="2.286cm" svg:y="6.193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2.706cm" svg:y="6.622cm">
          <draw:text-box>
            <text:p><text:span text:style-name="T2">6</text:span></text:p>
          </draw:text-box>
        </draw:frame>
        <draw:path draw:style-name="gr3" draw:text-style-name="P1" draw:layer="layout" svg:width="0.215cm" svg:height="0.244cm" svg:x="8.058cm" svg:y="4.644cm" svg:viewBox="0 0 216 245" svg:d="M107 0c61 0 108 53 108 122s-47 122-108 122c-60 0-107-53-107-122s47-122 107-122zM0 0zM216 245z">
          <text:p/>
        </draw:path>
        <draw:path draw:style-name="gr2" draw:text-style-name="P2" draw:layer="layout" svg:width="0.214cm" svg:height="0.243cm" svg:x="8.058cm" svg:y="4.644cm" svg:viewBox="0 0 215 244" svg:d="M107 0c61 0 108 53 108 122s-47 122-108 122c-60 0-107-53-107-122s47-122 107-122z">
          <text:p/>
        </draw:path>
        <draw:polygon draw:style-name="gr2" draw:text-style-name="P2" draw:layer="layout" svg:width="0cm" svg:height="0cm" svg:x="8.058cm" svg:y="4.644cm" svg:viewBox="0 0 0 0" draw:points="0,0">
          <text:p/>
        </draw:polygon>
        <draw:polygon draw:style-name="gr2" draw:text-style-name="P2" draw:layer="layout" svg:width="0cm" svg:height="0cm" svg:x="8.274cm" svg:y="4.889cm" svg:viewBox="0 0 0 0" draw:points="0,0">
          <text:p/>
        </draw:polygon>
        <draw:path draw:style-name="gr3" draw:text-style-name="P1" draw:layer="layout" svg:width="0.215cm" svg:height="0.244cm" svg:x="12.191cm" svg:y="4.645cm" svg:viewBox="0 0 216 245" svg:d="M107 0c61 0 108 53 108 122s-47 122-108 122c-60 0-107-53-107-122s47-122 107-122zM0 0zM216 245z">
          <text:p/>
        </draw:path>
        <draw:path draw:style-name="gr2" draw:text-style-name="P2" draw:layer="layout" svg:width="0.214cm" svg:height="0.243cm" svg:x="12.191cm" svg:y="4.645cm" svg:viewBox="0 0 215 244" svg:d="M107 0c61 0 108 53 108 122s-47 122-108 122c-60 0-107-53-107-122s47-122 107-122z">
          <text:p/>
        </draw:path>
        <draw:polygon draw:style-name="gr2" draw:text-style-name="P2" draw:layer="layout" svg:width="0cm" svg:height="0cm" svg:x="12.191cm" svg:y="4.645cm" svg:viewBox="0 0 0 0" draw:points="0,0">
          <text:p/>
        </draw:polygon>
        <draw:polygon draw:style-name="gr2" draw:text-style-name="P2" draw:layer="layout" svg:width="0cm" svg:height="0cm" svg:x="12.406cm" svg:y="4.89cm" svg:viewBox="0 0 0 0" draw:points="0,0">
          <text:p/>
        </draw:polygon>
        <draw:path draw:style-name="gr3" draw:text-style-name="P1" draw:layer="layout" svg:width="0.215cm" svg:height="0.244cm" svg:x="8.07cm" svg:y="8.755cm" svg:viewBox="0 0 216 245" svg:d="M107 0c61 0 108 53 108 122s-47 122-108 122c-60 0-107-53-107-122s47-122 107-122zM0 0zM216 245z">
          <text:p/>
        </draw:path>
        <draw:polygon draw:style-name="gr2" draw:text-style-name="P2" draw:layer="layout" svg:width="0cm" svg:height="0cm" svg:x="8.059cm" svg:y="8.773cm" svg:viewBox="0 0 0 0" draw:points="0,0">
          <text:p/>
        </draw:polygon>
        <draw:polygon draw:style-name="gr2" draw:text-style-name="P2" draw:layer="layout" svg:width="0cm" svg:height="0cm" svg:x="5.675cm" svg:y="8.944cm" svg:viewBox="0 0 0 0" draw:points="0,0">
          <text:p/>
        </draw:polygon>
        <draw:path draw:style-name="gr3" draw:text-style-name="P1" draw:layer="layout" svg:width="0.215cm" svg:height="0.244cm" svg:x="8.059cm" svg:y="0.952cm" svg:viewBox="0 0 216 245" svg:d="M107 0c61 0 108 53 108 122s-47 122-108 122c-60 0-107-53-107-122s47-122 107-122zM0 0zM216 245z">
          <text:p/>
        </draw:path>
        <draw:path draw:style-name="gr2" draw:text-style-name="P2" draw:layer="layout" svg:width="0.214cm" svg:height="0.243cm" svg:x="8.059cm" svg:y="0.952cm" svg:viewBox="0 0 215 244" svg:d="M107 0c61 0 108 53 108 122s-47 122-108 122c-60 0-107-53-107-122s47-122 107-122z">
          <text:p/>
        </draw:path>
        <draw:polygon draw:style-name="gr2" draw:text-style-name="P2" draw:layer="layout" svg:width="0cm" svg:height="0cm" svg:x="8.059cm" svg:y="0.952cm" svg:viewBox="0 0 0 0" draw:points="0,0">
          <text:p/>
        </draw:polygon>
        <draw:polygon draw:style-name="gr2" draw:text-style-name="P2" draw:layer="layout" svg:width="0cm" svg:height="0cm" svg:x="8.275cm" svg:y="1.197cm" svg:viewBox="0 0 0 0" draw:points="0,0">
          <text:p/>
        </draw:polygon>
        <draw:path draw:style-name="gr3" draw:text-style-name="P1" draw:layer="layout" svg:width="0.215cm" svg:height="0.244cm" svg:x="3.468cm" svg:y="4.645cm" svg:viewBox="0 0 216 245" svg:d="M107 0c61 0 108 53 108 122s-47 122-108 122c-60 0-107-53-107-122s47-122 107-122zM0 0zM216 245z">
          <text:p/>
        </draw:path>
        <draw:path draw:style-name="gr2" draw:text-style-name="P2" draw:layer="layout" svg:width="0.214cm" svg:height="0.243cm" svg:x="3.468cm" svg:y="4.645cm" svg:viewBox="0 0 215 244" svg:d="M107 0c61 0 108 53 108 122s-47 122-108 122c-60 0-107-53-107-122s47-122 107-122z">
          <text:p/>
        </draw:path>
        <draw:polygon draw:style-name="gr2" draw:text-style-name="P2" draw:layer="layout" svg:width="0cm" svg:height="0cm" svg:x="3.468cm" svg:y="4.645cm" svg:viewBox="0 0 0 0" draw:points="0,0">
          <text:p/>
        </draw:polygon>
        <draw:polygon draw:style-name="gr2" draw:text-style-name="P2" draw:layer="layout" svg:width="0cm" svg:height="0cm" svg:x="3.684cm" svg:y="4.89cm" svg:viewBox="0 0 0 0" draw:points="0,0">
          <text:p/>
        </draw:polygon>
        <draw:frame draw:style-name="gr15" draw:text-style-name="P4" draw:layer="layout" svg:width="0.375cm" svg:height="0.712cm" svg:x="7.21cm" svg:y="1.817cm">
          <draw:text-box>
            <text:p><text:span text:style-name="T1">+</text:span></text:p>
          </draw:text-box>
        </draw:frame>
        <draw:frame draw:style-name="gr9" draw:text-style-name="P4" draw:layer="layout" svg:width="0.425cm" svg:height="0.712cm" svg:x="7.21cm" svg:y="2.491cm">
          <draw:text-box>
            <text:p><text:span text:style-name="T1">V</text:span></text:p>
          </draw:text-box>
        </draw:frame>
        <draw:frame draw:style-name="gr10" draw:text-style-name="P6" draw:layer="layout" svg:width="0.205cm" svg:height="0.412cm" svg:x="7.598cm" svg:y="2.919cm">
          <draw:text-box>
            <text:p><text:span text:style-name="T2">b</text:span></text:p>
          </draw:text-box>
        </draw:frame>
        <draw:frame draw:style-name="gr6" draw:text-style-name="P4" draw:layer="layout" svg:width="0.214cm" svg:height="0.712cm" svg:x="7.21cm" svg:y="3.308cm">
          <draw:text-box>
            <text:p><text:span text:style-name="T1">-</text:span></text:p>
          </draw:text-box>
        </draw:frame>
        <draw:line draw:style-name="gr7" draw:text-style-name="P3" draw:layer="layout" svg:x1="4.182cm" svg:y1="5.843cm" svg:x2="4.182cm" svg:y2="7.223cm">
          <text:p/>
        </draw:line>
        <draw:polygon draw:style-name="gr8" draw:text-style-name="P5" draw:layer="layout" svg:width="0.274cm" svg:height="0.425cm" svg:x="4.044cm" svg:y="7.204cm" svg:viewBox="0 0 275 426" draw:points="138,426 275,0 0,0">
          <text:p/>
        </draw:polygon>
        <draw:frame draw:style-name="gr23" draw:text-style-name="P4" draw:layer="layout" svg:width="0.18cm" svg:height="0.712cm" svg:x="4.267cm" svg:y="6.198cm">
          <draw:text-box>
            <text:p><text:span text:style-name="T1">I</text:span></text:p>
          </draw:text-box>
        </draw:frame>
        <draw:frame draw:style-name="gr24" draw:text-style-name="P6" draw:layer="layout" svg:width="0.188cm" svg:height="0.412cm" svg:x="4.43cm" svg:y="6.626cm">
          <draw:text-box>
            <text:p><text:span text:style-name="T2">c</text:span></text:p>
          </draw:text-box>
        </draw:frame>
        <draw:g>
          <draw:custom-shape draw:style-name="gr25" draw:text-style-name="P7" draw:layer="layout" svg:width="1.656cm" svg:height="2.334cm" svg:x="5.165cm" svg:y="6.1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7" draw:layer="layout" svg:x1="6.163cm" svg:y1="5.753cm" svg:x2="5.727cm" svg:y2="6.225cm">
            <text:p/>
          </draw:line>
          <draw:line draw:style-name="gr26" draw:text-style-name="P7" draw:layer="layout" svg:x1="6.15cm" svg:y1="6.555cm" svg:x2="5.727cm" svg:y2="6.121cm">
            <text:p/>
          </draw:line>
        </draw:g>
        <draw:g>
          <draw:custom-shape draw:style-name="gr27" draw:text-style-name="P7" draw:layer="layout" svg:width="1.655cm" svg:height="2.334cm" svg:x="5.113cm" svg:y="1.8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7" draw:layer="layout" svg:x1="6.111cm" svg:y1="1.427cm" svg:x2="5.675cm" svg:y2="1.899cm">
            <text:p/>
          </draw:line>
          <draw:line draw:style-name="gr26" draw:text-style-name="P7" draw:layer="layout" svg:x1="6.098cm" svg:y1="2.23cm" svg:x2="5.675cm" svg:y2="1.796cm">
            <text:p/>
          </draw:line>
        </draw:g>
        <draw:g>
          <draw:custom-shape draw:style-name="gr28" draw:text-style-name="P7" draw:layer="layout" svg:width="1.657cm" svg:height="2.334cm" svg:x="9.519cm" svg:y="1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7" draw:layer="layout" svg:x1="10.517cm" svg:y1="1.422cm" svg:x2="10.081cm" svg:y2="1.894cm">
            <text:p/>
          </draw:line>
          <draw:line draw:style-name="gr26" draw:text-style-name="P7" draw:layer="layout" svg:x1="10.504cm" svg:y1="2.225cm" svg:x2="10.081cm" svg:y2="1.791cm">
            <text:p/>
          </draw:line>
        </draw:g>
        <draw:g>
          <draw:custom-shape draw:style-name="gr27" draw:text-style-name="P7" draw:layer="layout" svg:width="1.655cm" svg:height="2.334cm" svg:x="9.608cm" svg:y="6.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7" draw:layer="layout" svg:x1="10.606cm" svg:y1="5.78cm" svg:x2="10.17cm" svg:y2="6.252cm">
            <text:p/>
          </draw:line>
          <draw:line draw:style-name="gr26" draw:text-style-name="P7" draw:layer="layout" svg:x1="10.593cm" svg:y1="6.582cm" svg:x2="10.17cm" svg:y2="6.148cm">
            <text:p/>
          </draw:line>
        </draw:g>
        <draw:frame draw:style-name="gr29" draw:text-style-name="P8" draw:layer="layout" svg:width="0.9cm" svg:height="0.962cm" svg:x="5.487cm" svg:y="2.533cm">
          <draw:text-box>
            <text:p><text:span text:style-name="T3">Y</text:span></text:p>
          </draw:text-box>
        </draw:frame>
        <draw:frame draw:style-name="gr30" draw:text-style-name="P9" draw:layer="layout" svg:width="0.647cm" svg:height="0.662cm" svg:x="5.74cm" svg:y="2.927cm">
          <draw:text-box>
            <text:p><text:span text:style-name="T4">1</text:span></text:p>
          </draw:text-box>
        </draw:frame>
        <draw:frame draw:style-name="gr31" draw:text-style-name="P8" draw:layer="layout" svg:width="0.902cm" svg:height="0.962cm" svg:x="5.527cm" svg:y="6.906cm">
          <draw:text-box>
            <text:p><text:span text:style-name="T3">Y</text:span></text:p>
          </draw:text-box>
        </draw:frame>
        <draw:frame draw:style-name="gr30" draw:text-style-name="P9" draw:layer="layout" svg:width="0.648cm" svg:height="0.662cm" svg:x="5.781cm" svg:y="7.259cm">
          <draw:text-box>
            <text:p><text:span text:style-name="T4">3</text:span></text:p>
          </draw:text-box>
        </draw:frame>
        <draw:frame draw:style-name="gr31" draw:text-style-name="P8" draw:layer="layout" svg:width="0.901cm" svg:height="0.962cm" svg:x="9.902cm" svg:y="2.631cm">
          <draw:text-box>
            <text:p><text:span text:style-name="T3">Y</text:span></text:p>
          </draw:text-box>
        </draw:frame>
        <draw:frame draw:style-name="gr30" draw:text-style-name="P9" draw:layer="layout" svg:width="0.648cm" svg:height="0.662cm" svg:x="10.155cm" svg:y="2.999cm">
          <draw:text-box>
            <text:p><text:span text:style-name="T4">2</text:span></text:p>
          </draw:text-box>
        </draw:frame>
        <draw:frame draw:style-name="gr31" draw:text-style-name="P8" draw:layer="layout" svg:width="0.901cm" svg:height="0.962cm" svg:x="9.969cm" svg:y="6.99cm">
          <draw:text-box>
            <text:p><text:span text:style-name="T3">Y</text:span></text:p>
          </draw:text-box>
        </draw:frame>
        <draw:frame draw:style-name="gr32" draw:text-style-name="P9" draw:layer="layout" svg:width="0.647cm" svg:height="1.073cm" svg:x="10.223cm" svg:y="7.384cm">
          <draw:text-box>
            <text:p><text:span text:style-name="T4">4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2:46:18.186258634</dc:date>
    <meta:editing-duration>PT34M46S</meta:editing-duration>
    <meta:editing-cycles>9</meta:editing-cycles>
    <meta:generator>LibreOffice/6.4.6.2$Linux_X86_64 LibreOffice_project/40$Build-2</meta:generator>
    <meta:document-statistic meta:object-count="133"/>
  </office:meta>
</office:document-meta>
</file>